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 style:list-style-name="L1">
      <loext:graphic-properties draw:fill="none" draw:fill-color="#ffffff"/>
      <style:paragraph-properties fo:margin-left="0.388cm" fo:margin-right="0cm" fo:margin-top="0.353cm" fo:margin-bottom="0cm" loext:contextual-spacing="false" fo:line-height="138%" fo:text-indent="0cm" style:auto-text-indent="false" fo:background-color="transparent" style:writing-mode="lr-tb"/>
      <style:text-properties style:font-name="Arial" fo:font-size="11pt" fo:language="en" fo:country="US" fo:font-weight="normal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.388cm" fo:margin-right="0cm" fo:margin-top="0cm" fo:margin-bottom="0cm" loext:contextual-spacing="false" fo:line-height="138%" fo:text-indent="0cm" style:auto-text-indent="false" fo:background-color="transparent" style:writing-mode="lr-tb"/>
      <style:text-properties style:font-name="Arial" fo:font-size="11pt" fo:language="en" fo:country="US" fo:font-weight="normal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.388cm" fo:margin-right="0cm" fo:margin-top="0cm" fo:margin-bottom="0.353cm" loext:contextual-spacing="false" fo:line-height="138%" fo:text-indent="0cm" style:auto-text-indent="false" fo:background-color="transparent" style:writing-mode="lr-tb"/>
      <style:text-properties style:font-name="Arial" fo:font-size="11pt" fo:language="en" fo:country="US" fo:font-weight="normal"/>
    </style:style>
    <style:style style:name="P5" style:family="paragraph" style:parent-style-name="Text_20_body" style:list-style-name="L1">
      <loext:graphic-properties draw:fill="none" draw:fill-color="#ffffff"/>
      <style:paragraph-properties fo:margin-left="0.776cm" fo:margin-right="0cm" fo:margin-top="0cm" fo:margin-bottom="0cm" loext:contextual-spacing="false" fo:line-height="138%" fo:text-indent="0cm" style:auto-text-indent="false" fo:background-color="transparent" style:writing-mode="lr-tb"/>
      <style:text-properties style:font-name="Arial" fo:font-size="11pt" fo:language="en" fo:country="US" fo:font-weight="normal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.776cm" fo:margin-right="0cm" fo:margin-top="0cm" fo:margin-bottom="0cm" loext:contextual-spacing="false" fo:line-height="138%" fo:text-indent="0cm" style:auto-text-indent="false" fo:background-color="transparent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left="1.164cm" fo:margin-right="0cm" fo:margin-top="0cm" fo:margin-bottom="0cm" loext:contextual-spacing="false" fo:line-height="138%" fo:text-indent="0cm" style:auto-text-indent="false" fo:background-color="transparent" style:writing-mode="lr-tb"/>
      <style:text-properties style:font-name="Arial" fo:font-size="11pt" fo:language="en" fo:country="US" fo:font-weight="normal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0052cc" fo:background-color="transparent" loext:char-shading-value="0"/>
    </style:style>
    <style:style style:name="T3" style:family="text">
      <style:text-properties fo:color="#0052cc" style:font-name="Arial" fo:font-size="11pt" fo:language="en" fo:country="US" fo:font-weight="normal" fo:background-color="transparent" loext:char-shading-value="0"/>
    </style:style>
    <style:style style:name="T4" style:family="text">
      <style:text-properties style:font-name="Arial" fo:font-size="11pt" fo:language="en" fo:country="US" fo:font-weight="normal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08504145" text:style-name="L1">
        <text:list-item>
          <text:p text:style-name="P2"><text:bookmark text:name="gmail-docs-internal-guid-66c0d64b-7fff-586c-8331-1a119eb62966"/>Create a Dockerfile that packages:</text:p>
          <text:list>
            <text:list-item>
              <text:p text:style-name="P5">An index.html file that outputs current date and time using JavaScript</text:p>
            </text:list-item>
            <text:list-item>
              <text:p text:style-name="P5">Nginx web server that serves that file so that:</text:p>
              <text:list>
                <text:list-item>
                  <text:p text:style-name="P7">Nginx execution is the default process for the resulting Docker image</text:p>
                </text:list-item>
              </text:list>
            </text:list-item>
            <text:list-item>
              <text:p text:style-name="P5">The init process of the resulting container has to run as non-root user</text:p>
            </text:list-item>
            <text:list-item>
              <text:p text:style-name="P5">(Bonus level) Use vanilla alpine as your base image</text:p>
            </text:list-item>
          </text:list>
        </text:list-item>
        <text:list-item>
          <text:p text:style-name="P3">Build the image and push it to Docker Hub</text:p>
        </text:list-item>
        <text:list-item>
          <text:p text:style-name="P3">Prepare deployment code (Helm, Kustomize, plain YAML or Terraform) to deploy your image to K8s.</text:p>
          <text:list>
            <text:list-item>
              <text:p text:style-name="P5">Expose the process as a Kubernetes service</text:p>
            </text:list-item>
            <text:list-item>
              <text:p text:style-name="P5">In K8s network the service should listen on port 80</text:p>
            </text:list-item>
            <text:list-item>
              <text:p text:style-name="P6"><text:span text:style-name="T4">You can use </text:span><text:a xlink:type="simple" xlink:href="https://labs.play-with-k8s.com/" text:style-name="Internet_20_link" text:visited-style-name="Visited_20_Internet_20_Link"><text:span text:style-name="T3">https://labs.play-with-k8s.com/</text:span></text:a><text:span text:style-name="T4"> for testing</text:span></text:p>
            </text:list-item>
          </text:list>
        </text:list-item>
        <text:list-item>
          <text:p text:style-name="P3">Write a test script (in bash or in Python) to check that our container works as expected:</text:p>
          <text:list>
            <text:list-item>
              <text:p text:style-name="P5">that the web page is served correctly</text:p>
            </text:list-item>
            <text:list-item>
              <text:p text:style-name="P5">what is getting returned is a date</text:p>
            </text:list-item>
            <text:list-item>
              <text:p text:style-name="P5">(Bonus) - check that the date is correct</text:p>
            </text:list-item>
          </text:list>
        </text:list-item>
        <text:list-item>
          <text:p text:style-name="P3">Create a github repository that holds:</text:p>
          <text:list>
            <text:list-item>
              <text:p text:style-name="P3">The index.html file</text:p>
            </text:list-item>
            <text:list-item>
              <text:p text:style-name="P3">The Dockerfile</text:p>
            </text:list-item>
            <text:list-item>
              <text:p text:style-name="P3">K8s deployment in whatever format you chose</text:p>
            </text:list-item>
            <text:list-item>
              <text:p text:style-name="P3">The test script</text:p>
            </text:list-item>
            <text:list-item>
              <text:p text:style-name="P4"><text:span text:style-name="T1">a </text:span><text:span text:style-name="T2">README.md</text:span><text:span text:style-name="T1"> that explains how to build, push, deploy and test the resulting application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8:43:35.058028510</meta:creation-date>
    <dc:date>2021-10-15T00:22:32.241837536</dc:date>
    <meta:editing-duration>PT3H27M1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00" meta:character-count="1084" meta:non-whitespace-character-count="926"/>
  </office:meta>
</office:document-meta>
</file>